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51cm" style:rel-column-width="16383*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222222" style:font-name="sans-serif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paragraph-rsid="0003b90f"/>
    </style:style>
    <style:style style:name="P3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officeooo:rsid="0003b90f" officeooo:paragraph-rsid="0003b90f"/>
    </style:style>
    <style:style style:name="P4" style:family="paragraph" style:parent-style-name="Standard" style:list-style-name="L3">
      <style:text-properties officeooo:rsid="0004949f" officeooo:paragraph-rsid="0004949f"/>
    </style:style>
    <style:style style:name="P5" style:family="paragraph" style:parent-style-name="Standard">
      <style:text-properties officeooo:rsid="0004949f" officeooo:paragraph-rsid="0004949f"/>
    </style:style>
    <style:style style:name="P6" style:family="paragraph" style:parent-style-name="Standard">
      <style:text-properties officeooo:rsid="000579dd" officeooo:paragraph-rsid="000579dd"/>
    </style:style>
    <style:style style:name="P7" style:family="paragraph" style:parent-style-name="Table_20_Contents">
      <style:paragraph-properties fo:text-align="center" style:justify-single-word="false"/>
      <style:text-properties officeooo:rsid="0003b90f" officeooo:paragraph-rsid="0003b90f"/>
    </style:style>
    <style:style style:name="P8" style:family="paragraph" style:parent-style-name="Table_20_Contents">
      <style:paragraph-properties fo:text-align="center" style:justify-single-word="false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22222" style:font-name="sans-serif" fo:font-size="10.5pt" fo:letter-spacing="normal" fo:font-style="italic" fo:font-weight="normal"/>
    </style:style>
    <style:style style:name="T4" style:family="text">
      <style:text-properties officeooo:rsid="000579dd"/>
    </style:style>
    <text:list-style style:name="L1">
      <text:list-level-style-bullet text:level="1" text:bullet-char="•">
        <style:list-level-properties/>
        <style:text-properties style:font-name="StarSymbol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06546614271744363" text:style-name="L1">
        <text:list-header>
          <text:p text:style-name="P3"><text:span text:style-name="T2">Beatrice Bovolenta VI C </text:span></text:p>
        </text:list-header>
        <text:list-item>
          <text:p text:style-name="P2"><text:span text:style-name="T2">feromoni traccianti (</text:span><text:span text:style-name="T3">trace</text:span><text:span text:style-name="T2">) che rilasciati da un individuo vengono seguiti da appartenenti alla stessa specie come una traccia</text:span></text:p>
        </text:list-item>
        <text:list-item>
          <text:p text:style-name="P1">feromoni di allarme (<text:span text:style-name="T1">alarm</text:span>) che vengono emessi in situazioni di pericolo, inducendo un maggiore stato di vigilanza in quanti li captano</text:p>
        </text:list-item>
        <text:list-item>
          <text:p text:style-name="P1">feromoni innescanti o scatenanti (<text:span text:style-name="T1">primer</text:span>) che inducono nel ricevente modificazioni comportamentali e/o fisiologiche a lungo termine</text:p>
        </text:list-item>
        <text:list-item>
          <text:p text:style-name="P1">feromoni liberatori o di segnalazione (<text:span text:style-name="T1">releaser</text:span>) che scatenano comportamenti di aggressione o di accoppiamento nell'animale che li capta.</text:p>
        </text:list-item>
      </text:list>
      <text:p text:style-name="Standard"/>
      <table:table table:name="Tabella1" table:style-name="Tabella1">
        <table:table-column table:style-name="Tabella1.A" table:number-columns-repeated="4"/>
        <table:table-row>
          <table:table-cell table:style-name="Tabella1.A1" table:number-columns-spanned="4" office:value-type="string">
            <text:p text:style-name="P7">TABELLA FEROMONI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7">Feromoni traccianti</text:p>
          </table:table-cell>
          <table:table-cell table:style-name="Tabella1.A2" office:value-type="string">
            <text:p text:style-name="P8"/>
          </table:table-cell>
          <table:table-cell table:style-name="Tabella1.A2" office:value-type="string">
            <text:p text:style-name="P8"/>
          </table:table-cell>
          <table:table-cell table:style-name="Tabella1.D2" office:value-type="string">
            <text:p text:style-name="P8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list xml:id="list3524791975578891852" text:style-name="L3">
        <text:list-item>
          <text:p text:style-name="P4">Occhi sviluppati</text:p>
        </text:list-item>
        <text:list-item>
          <text:p text:style-name="P4">6 mascellari <text:span text:style-name="T4">(ossi mascella)</text:span></text:p>
        </text:list-item>
      </text:list>
      <text:p text:style-name="P5"/>
      <text:p text:style-name="P6">REGINA/LAVORATORE</text:p>
      <text:p text:style-name="P6"><text:a xlink:type="simple" xlink:href="https://www.ants-kalytta.com/Gigantiops-destructor.it.html" text:style-name="Internet_20_link" text:visited-style-name="Visited_20_Internet_20_Link">https://www.ants-kalytta.com/Gigantiops-destructor.it.html</text:a></text:p>
      <text:p text:style-name="P6"><text:a xlink:type="simple" xlink:href="https://www.antweb.org/description.do?genus=gigantiops&amp;name=destructor&amp;rank=species" text:style-name="Internet_20_link" text:visited-style-name="Visited_20_Internet_20_Link">https://www.antweb.org/description.do?genus=gigantiops&amp;name=destructor&amp;rank=species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2:41:26.291000000</meta:creation-date>
    <dc:date>2017-10-11T13:07:33.445000000</dc:date>
    <meta:editing-duration>PT5M36S</meta:editing-duration>
    <meta:editing-cycles>1</meta:editing-cycles>
    <meta:document-statistic meta:table-count="1" meta:image-count="0" meta:object-count="0" meta:page-count="1" meta:paragraph-count="12" meta:word-count="97" meta:character-count="797" meta:non-whitespace-character-count="718"/>
    <meta:generator>LibreOffice/5.2.2.2$Windows_x86 LibreOffice_project/8f96e87c890bf8fa77463cd4b640a2312823f3ad</meta:generator>
  </office:meta>
</office:document-meta>
</file>